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llectual Property Claims (DMCA, Trademark Infringement) </text:h>
      <text:h text:style-name="Heading_20_2" text:outline-level="2">Reporting Claims of Copyright Infringement (DMCA) </text:h>
      <text:p text:style-name="Text_20_body">Fiverr.com's content is based on User Generated Content (UGC). Fiverr does not check user uploaded/created content for violations of copyright or other rights. However, if you believe any of the uploaded content violates your copyright or a related exclusive right, you should follow the process below. Fiverr looks into reported violations and removes or disables content shown to be violating third party rights.</text:p>
      <text:p text:style-name="Text_20_body">In order to allow us to review your report promptly and effectively, a copyright infringement notice ("Notice") should include the following:</text:p>
      <text:list xml:id="list2572809080" text:style-name="L1">
        <text:list-item>
          <text:p text:style-name="P4">Identification of your copyrighted work and what is protected under the copyright(s) that you are referring to </text:p>
        </text:list-item>
        <text:list-item>
          <text:p text:style-name="P4">Your copyright certificate(s)/designation(s) and the type, e.g., registered or unregistered </text:p>
        </text:list-item>
        <text:list-item>
          <text:p text:style-name="P4">Proof of your copyrights ownership, such as the registration number or a copy of the registration certificate </text:p>
        </text:list-item>
        <text:list-item>
          <text:p text:style-name="P4">A short description of how our user(s) allegedly infringe(s) your copyright(s) </text:p>
        </text:list-item>
        <text:list-item>
          <text:p text:style-name="P4">Clear reference to the materials you allege are infringing and which you are requesting to be removed, for example, the GIG® url, a link to the deliverable provided to a user, etc. </text:p>
        </text:list-item>
        <text:list-item>
          <text:p text:style-name="P4">Your complete name, address, email address, and telephone number. </text:p>
        </text:list-item>
        <text:list-item>
          <text:p text:style-name="P4">A statement that you have a good faith belief that use of the material in the manner complained of is not authorized by the copyright owner, its agent, or the law. </text:p>
        </text:list-item>
        <text:list-item>
          <text:p text:style-name="P4">A statement made under penalty of perjury that the information provided in the notice is accurate and that you are the copyright owner or the owner of an exclusive right that is being infringed, or are authorized to make the complaint on behalf of the copyright owner or the owner of an exclusive right that is being infringed. </text:p>
        </text:list-item>
        <text:list-item>
          <text:p text:style-name="P1">Your electronic or physical signature </text:p>
        </text:list-item>
      </text:list>
      <text:p text:style-name="Text_20_body">You can send your Notice to our designated DMCA Agent at:</text:p>
      <text:p text:style-name="Text_20_body">Fiverr International Ltd.<text:line-break/>Attention: DMCA Agent<text:line-break/>8 Eliezer Kaplan St.<text:line-break/>Tel Aviv 6473409, Israel<text:line-break/>Telefax: 972-3-6317882</text:p>
      <text:p text:style-name="Text_20_body">Alternatively you can submit the Notice electronically to <text:a xlink:type="simple" xlink:href="mailto:DMCA@fiverr.com" text:style-name="Internet_20_link" text:visited-style-name="Visited_20_Internet_20_Link">DMCA@fiverr.com</text:a> or by submitting a ticket to our DMCA Agent <text:a xlink:type="simple" xlink:href="http://fiverr.zendesk.com/hc/en-us/requests/new?ticket_form_id=8306" text:style-name="Internet_20_link" text:visited-style-name="Visited_20_Internet_20_Link">here</text:a>.</text:p>
      <text:p text:style-name="Text_20_body">Note that we will provide the user who is allegedly infringing your copyright with information about the Notice and allow them to respond. In cases where sufficient proof of infringement is provided, we may remove or suspend the reported materials prior to receiving the user's response. In cases where the allegedly infringing user provides us with a proper counter-notification indicating that it is permitted to post the allegedly infringing material, we may notify you and then <text:soft-page-break/>replace the removed or disabled material. In all such cases, we will act in accordance with 17 U.S.C Section 512 and other applicable laws.</text:p>
      <text:p text:style-name="Text_20_body">If you fail to comply with all of the requirements of Section 512(c)(3) of the DMCA, your DMCA Notice may not be effective.<text:line-break/>Please be aware that if you knowingly materially misrepresent that material or activity on the Website is infringing your copyright, you may be held liable for damages (including costs and attorneys' fees) under Section 512(f) of the DMCA.</text:p>
      <text:h text:style-name="Heading_20_2" text:outline-level="2">Counter-Notification Procedures</text:h>
      <text:p text:style-name="Text_20_body">If you believe that material you posted on the site was removed or access to it was disabled by mistake or misidentification, you may file a counter-notification with us (a "Counter-Notice") by submitting written notification to our DMCA agent (identified above). Pursuant to the DMCA, the Counter-Notice must include substantially the following:</text:p>
      <text:list xml:id="list2127225943" text:style-name="L2">
        <text:list-item>
          <text:p text:style-name="P5">Your physical or electronic signature. </text:p>
        </text:list-item>
        <text:list-item>
          <text:p text:style-name="P5">An identification of the material that has been removed or to which access has been disabled and the location at which the material appeared before it was removed or access disabled. </text:p>
        </text:list-item>
        <text:list-item>
          <text:p text:style-name="P5">Adequate information by which we can contact you (including your name, postal address, telephone number and, if available, e-mail address). </text:p>
        </text:list-item>
        <text:list-item>
          <text:p text:style-name="P5">A statement under penalty of perjury by you that you have a good faith belief that the material identified above was removed or disabled as a result of a mistake or misidentification of the material to be removed or disabled. </text:p>
        </text:list-item>
        <text:list-item>
          <text:p text:style-name="P2">A statement that you will consent to the jurisdiction of the Federal District Court for the judicial district in which your address is located (or if you reside outside the United States for any judicial district in which the Website may be found) and that you will accept service from the person (or an agent of that person) who provided the Website with the complaint at issue. </text:p>
        </text:list-item>
      </text:list>
      <text:p text:style-name="Text_20_body">The DMCA allows us to restore the removed content if the party filing the original DMCA Notice does not file a court action against you within ten business days of receiving the copy of your <text:span text:style-name="Strong_20_Emphasis">Counter-Notice</text:span>. Please be aware that if you knowingly materially misrepresent that material or activity on the Website was removed or disabled by mistake or misidentification, you may be held liable for damages (including costs and attorneys' fees) under Section 512(f) of the DMCA.]</text:p>
      <text:h text:style-name="Heading_20_2" text:outline-level="2">Trademark Infringement</text:h>
      <text:p text:style-name="Text_20_body">Fiverr.com's content is based on User Generated Content (UGC). Fiverr does not check user uploaded/created content for violations of trademark or other rights. However, if you believe any of the uploaded content violates your trademark, you should follow the process below. Fiverr looks into reported violations and removes or disables content shown to be violating third party trademark rights.</text:p>
      <text:p text:style-name="Text_20_body">In order to allow us to review your report promptly and effectively, a trademark infringement notice ("TM Notice") should include the following:</text:p>
      <text:list xml:id="list3051903112" text:style-name="L3">
        <text:list-item>
          <text:p text:style-name="P6">Identification of your trademark and the goods/services for which you claim trademark rights </text:p>
        </text:list-item>
        <text:list-item>
          <text:p text:style-name="P6"><text:soft-page-break/>Your trademark registration certificate and a printout from the pertinent country's trademark office records showing current status and title of the registration. Alternatively, a statement that your mark is unregistered, together with a court ruling confirming your rights </text:p>
        </text:list-item>
        <text:list-item>
          <text:p text:style-name="P6">A short description of how our user(s) allegedly infringe(s) your trademark(s) </text:p>
        </text:list-item>
        <text:list-item>
          <text:p text:style-name="P6">Clear reference to the materials you allege are infringing and which you are requesting to be removed, for example, the GIG® url, a link to the deliverable provided to a user, etc. </text:p>
        </text:list-item>
        <text:list-item>
          <text:p text:style-name="P6">Your complete name, address, email address, and telephone number. </text:p>
        </text:list-item>
        <text:list-item>
          <text:p text:style-name="P6">A statement that you have a good faith belief that use of the material in the manner complained of is not authorized by the trademark owner, its agent, or the law. </text:p>
        </text:list-item>
        <text:list-item>
          <text:p text:style-name="P6">A statement made under penalty of perjury that the information provided in the notice is accurate and that you are the trademark or are authorized to make the complaint on behalf of the trademark owner </text:p>
        </text:list-item>
        <text:list-item>
          <text:p text:style-name="P3">Your electronic or physical signature </text:p>
        </text:list-item>
      </text:list>
      <text:p text:style-name="Text_20_body">You can send your Notice to:</text:p>
      <text:p text:style-name="Text_20_body">Fiverr International Ltd.<text:line-break/>Attention: Trademark Complaints<text:line-break/>8 Eliezer Kaplan St.<text:line-break/>Tel Aviv 6473409, Israel<text:line-break/>Telefax: 972-3-6317882</text:p>
      <text:p text:style-name="Text_20_body">Alternatively you can submit the Notice electronically to <text:a xlink:type="simple" xlink:href="mailto:trademarkcomplaints@fiverr.com" text:style-name="Internet_20_link" text:visited-style-name="Visited_20_Internet_20_Link">trademarkcomplaints@fiverr.com</text:a> or by submitting a ticket to our Trademark Complaint representative <text:a xlink:type="simple" xlink:href="http://fiverr.zendesk.com/hc/en-us/requests/new?ticket_form_id=111358" text:style-name="Internet_20_link" text:visited-style-name="Visited_20_Internet_20_Link">here</text:a>.</text:p>
      <text:p text:style-name="Text_20_body">Note that we will provide the user who is allegedly infringing your trademark with information about the TM Notice and allow them to respond. In cases where sufficient proof of infringement is provided, we may remove or suspend the reported materials prior to receiving the user's response. In cases where the allegedly infringing user provides us with information indicating that it is permitted to post the allegedly infringing material, we may notify you and then replace the removed or disabled material. In all such cases, we will act in accordance with applicable law.</text:p>
      <text:h text:style-name="Heading_20_2" text:outline-level="2">Repeat Infringers</text:h>
      <text:p text:style-name="Text_20_body">It is our policy in appropriate circumstances to disable and/or terminate the accounts of users who are repeat infringers.</text:p>
      <text:p text:style-name="Text_20_body"><text:a xlink:type="simple" xlink:href="https://www.fiverr.com/privacy-policy" text:style-name="Internet_20_link" text:visited-style-name="Visited_20_Internet_20_Link">privacy</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0:52:08.598272971</meta:creation-date>
    <dc:date>2020-02-19T10:52:31.395218600</dc:date>
    <meta:editing-duration>PT23S</meta:editing-duration>
    <meta:editing-cycles>1</meta:editing-cycles>
    <meta:document-statistic meta:table-count="0" meta:image-count="0" meta:object-count="0" meta:page-count="3" meta:paragraph-count="44" meta:word-count="1224" meta:character-count="7650" meta:non-whitespace-character-count="6467"/>
    <meta:generator>LibreOffice/6.0.7.3$Linux_X86_64 LibreOffice_project/00m0$Build-3</meta:generator>
  </office:meta>
</office:document-meta>
</file>